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ltonian Tattoo" svg:font-family="'Miltonian Tattoo', sans-serif"/>
    <style:font-face style:name="inherit" svg:font-family="inherit"/>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293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6.895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6.801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6.402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3"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4" style:family="paragraph" style:parent-style-name="Standard">
      <style:paragraph-properties fo:margin-left="0cm" fo:margin-right="0cm" fo:margin-top="0cm" fo:margin-bottom="0cm" loext:contextual-spacing="false" fo:orphans="2" fo:widows="2" fo:text-indent="0cm" style:auto-text-indent="false"/>
    </style:style>
    <style:style style:name="P5"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Miltonian Tattoo" fo:font-size="12pt" fo:letter-spacing="normal" fo:font-style="normal" fo:font-weight="normal"/>
    </style:style>
    <style:style style:name="P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8"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9"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1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1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Miltonian Tattoo" fo:font-size="12pt" fo:letter-spacing="normal" fo:font-style="normal" fo:font-weight="normal" style:font-weight-asian="bold" style:font-weight-complex="bold" loext:padding="0cm" loext:border="none"/>
    </style:style>
    <style:style style:name="P14"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ff0000" style:font-name="Miltonian Tattoo" fo:font-size="12pt" fo:letter-spacing="normal" fo:font-style="normal" fo:font-weight="bold" style:font-weight-asian="bold" style:font-weight-complex="bold" loext:padding="0cm" loext:border="none"/>
    </style:style>
    <style:style style:name="P15"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ff0000" style:font-name="Miltonian Tattoo" fo:font-size="12pt" fo:letter-spacing="normal" fo:font-style="normal" fo:font-weight="bold" style:font-weight-asian="bold" style:font-weight-complex="bold" loext:padding="0cm" loext:border="none"/>
    </style:style>
    <style:style style:name="P16"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ff0000" style:font-name="Miltonian Tattoo" fo:font-size="12pt" fo:letter-spacing="normal" fo:font-style="normal" fo:font-weight="bold" fo:background-color="#ffff00" style:font-weight-asian="bold" style:font-weight-complex="bold" loext:padding="0cm" loext:border="none"/>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18" style:family="paragraph" style:parent-style-name="Heading_20_1">
      <style:text-properties fo:font-variant="normal" fo:text-transform="none" fo:color="#dd0000" style:font-name="Miltonian Tattoo" fo:font-size="18pt" fo:letter-spacing="normal" fo:font-style="normal" fo:font-weight="bold"/>
    </style:style>
    <style:style style:name="P19"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20"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1" style:family="paragraph" style:parent-style-name="Heading_20_2">
      <style:text-properties fo:font-variant="normal" fo:text-transform="none" fo:color="#dd0000" style:font-name="inherit" fo:font-size="18pt" fo:letter-spacing="normal" fo:font-style="normal" fo:font-weight="bold" loext:padding="0cm" loext:border="none"/>
    </style:style>
    <style:style style:name="P22" style:family="paragraph" style:parent-style-name="Heading_20_3">
      <style:text-properties fo:font-variant="normal" fo:text-transform="none" fo:color="#dd0000" style:font-name="inherit" fo:font-size="16.5pt" fo:letter-spacing="normal" fo:font-style="normal" fo:font-weight="bold" loext:padding="0cm" loext:border="none"/>
    </style:style>
    <style:style style:name="P23" style:family="paragraph" style:parent-style-name="Standard">
      <style:paragraph-properties fo:margin-left="0cm" fo:margin-right="0cm" fo:margin-top="0cm" fo:margin-bottom="0cm" loext:contextual-spacing="false" fo:orphans="2" fo:widows="2" fo:text-indent="0cm" style:auto-text-indent="false"/>
    </style:style>
    <style:style style:name="P2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Miltonian Tattoo" fo:font-size="12pt" fo:letter-spacing="normal" fo:font-style="normal" fo:font-weight="normal"/>
    </style:style>
    <style:style style:name="P25"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T1" style:family="text">
      <style:text-properties officeooo:rsid="000357cb"/>
    </style:style>
    <style:style style:name="T2" style:family="text">
      <style:text-properties fo:font-variant="normal" fo:text-transform="none" fo:color="#000000" style:font-name="Miltonian Tattoo" fo:font-size="12pt" fo:letter-spacing="normal" fo:font-style="normal" fo:font-weight="normal"/>
    </style:style>
    <style:style style:name="T3" style:family="text">
      <style:text-properties fo:font-variant="normal" fo:text-transform="none" fo:color="#000000" style:font-name="Miltonian Tattoo" fo:font-size="12pt" fo:letter-spacing="normal" fo:font-style="normal" fo:font-weight="normal" loext:padding="0cm" loext:border="none"/>
    </style:style>
    <style:style style:name="T4" style:family="text">
      <style:text-properties fo:font-variant="normal" fo:text-transform="none" fo:color="#000000" style:font-name="Miltonian Tattoo" fo:font-size="12pt" fo:letter-spacing="normal" fo:font-style="normal" fo:font-weight="bold" loext:padding="0cm" loext:border="none"/>
    </style:style>
    <style:style style:name="T5" style:family="text">
      <style:text-properties fo:font-variant="normal" fo:text-transform="none" fo:color="#000000" style:font-name="Miltonian Tattoo" fo:font-size="12pt" fo:letter-spacing="normal" fo:font-style="italic" fo:font-weight="normal" loext:padding="0cm" loext:border="none"/>
    </style:style>
    <style:style style:name="T6" style:family="text">
      <style:text-properties fo:font-variant="normal" fo:text-transform="none" fo:color="#000000" style:font-name="Miltonian Tattoo" fo:font-size="12pt" fo:letter-spacing="normal" fo:font-weight="normal" loext:padding="0cm" loext:border="none"/>
    </style:style>
    <style:style style:name="T7" style:family="text">
      <style:text-properties fo:font-variant="normal" fo:text-transform="none" fo:color="#000000" style:font-name="inherit" fo:font-size="12pt"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style:font-name="monospace" fo:font-size="11.25pt" fo:letter-spacing="normal" fo:font-style="normal" fo:font-weight="normal" loext:padding="0cm" loext:border="none"/>
    </style:style>
    <style:style style:name="T10" style:family="text">
      <style:text-properties fo:font-variant="normal" fo:text-transform="none" fo:color="#000000" style:font-name="monospace" fo:font-size="11.25pt" fo:letter-spacing="normal" fo:font-style="normal" fo:font-weight="bold" fo:background-color="#ffff00" loext:char-shading-value="0" loext:padding="0cm" loext:border="none"/>
    </style:style>
    <style:style style:name="T11" style:family="text">
      <style:text-properties fo:font-variant="normal" fo:text-transform="none" fo:color="#dd0000" style:font-name="inherit" fo:font-size="18pt" fo:letter-spacing="normal" fo:font-style="normal" fo:font-weight="bold" loext:padding="0cm" loext:border="none"/>
    </style:style>
    <style:style style:name="T12" style:family="text">
      <style:text-properties fo:color="#000000" style:font-name="Miltonian Tattoo" fo:font-size="12pt" fo:letter-spacing="normal" fo:font-style="italic" fo:font-weight="normal" loext:padding="0cm" loext:border="none"/>
    </style:style>
    <style:style style:name="T13" style:family="text">
      <style:text-properties fo:color="#a6e22d"/>
    </style:style>
    <style:style style:name="T14" style:family="text">
      <style:text-properties fo:color="#a6e22d" style:font-name="inherit"/>
    </style:style>
    <style:style style:name="T15" style:family="text">
      <style:text-properties fo:color="#006fe0"/>
    </style:style>
    <style:style style:name="T16" style:family="text">
      <style:text-properties fo:color="#006fe0" style:font-name="inherit"/>
    </style:style>
    <style:style style:name="T17" style:family="text">
      <style:text-properties fo:color="#f92650"/>
    </style:style>
    <style:style style:name="T18" style:family="text">
      <style:text-properties fo:color="#f92650" style:font-name="inherit"/>
    </style:style>
    <style:style style:name="T19" style:family="text">
      <style:text-properties fo:color="#f8f8f2"/>
    </style:style>
    <style:style style:name="T20" style:family="text">
      <style:text-properties fo:color="#f8f8f2" style:font-name="inherit"/>
    </style:style>
    <style:style style:name="T21" style:family="text">
      <style:text-properties officeooo:rsid="00054b87"/>
    </style:style>
    <style:style style:name="T22" style:family="text">
      <style:text-properties officeooo:rsid="0007a6e9"/>
    </style:style>
    <style:style style:name="T23" style:family="text">
      <style:text-properties style:font-name="monospace" fo:font-size="11.25pt"/>
    </style:style>
    <style:style style:name="T24" style:family="text">
      <style:text-properties style:font-name="monospace" fo:font-size="11.25pt" fo:font-weight="bold" loext:padding="0cm" loext:border="none"/>
    </style:style>
    <style:style style:name="T25" style:family="text">
      <style:text-properties style:font-name="monospace" fo:font-size="11.25pt" fo:font-weight="bold" fo:background-color="#ffff00" loext:char-shading-value="0" loext:padding="0cm" loext:border="none"/>
    </style:style>
    <style:style style:name="T26" style:family="text">
      <style:text-properties style:font-name="monospace" fo:font-size="11.25pt" fo:font-weight="bold" fo:background-color="#ffff00" loext:char-shading-value="0" loext:padding="0cm" loext:border="none"/>
    </style:style>
    <style:style style:name="T27" style:family="text">
      <style:text-properties style:font-name="monospace" fo:font-size="11.25pt" fo:font-weight="bold" fo:background-color="#ffff00" loext:char-shading-value="0" style:font-weight-asian="bold" style:font-weight-complex="bold"/>
    </style:style>
    <style:style style:name="T28" style:family="text">
      <style:text-properties style:font-name="monospace" fo:font-size="11.25pt" fo:background-color="#ffff00" loext:char-shading-value="0"/>
    </style:style>
    <style:style style:name="T29" style:family="text">
      <style:text-properties style:font-name="monospace" fo:font-size="11.25pt" fo:background-color="#ffff00" loext:char-shading-value="0"/>
    </style:style>
    <style:style style:name="T30" style:family="text">
      <style:text-properties style:font-name="monospace" fo:font-size="11.25pt" loext:padding="0cm" loext:border="none"/>
    </style:style>
    <style:style style:name="T31" style:family="text">
      <style:text-properties fo:font-weight="bold" loext:padding="0cm" loext:border="none"/>
    </style:style>
    <style:style style:name="T32" style:family="text">
      <style:text-properties fo:font-weight="bold" officeooo:rsid="000b147b" style:font-weight-asian="bold" style:font-weight-complex="bold"/>
    </style:style>
    <style:style style:name="T33" style:family="text">
      <style:text-properties loext:padding="0cm" loext:border="none"/>
    </style:style>
    <style:style style:name="T34" style:family="text">
      <style:text-properties officeooo:rsid="000b147b"/>
    </style:style>
    <style:style style:name="T35" style:family="text">
      <style:text-properties fo:font-size="15pt" fo:font-weight="bold" officeooo:rsid="000b147b" style:font-size-asian="15pt" style:font-weight-asian="bold" style:font-size-complex="15pt" style:font-weight-complex="bold"/>
    </style:style>
    <style:style style:name="T36" style:family="text">
      <style:text-properties fo:font-size="15pt" fo:font-weight="bold" officeooo:rsid="000b147b" fo:background-color="#ffff00" loext:char-shading-value="0" style:font-size-asian="15pt" style:font-weight-asian="bold" style:font-size-complex="15pt" style:font-weight-complex="bold"/>
    </style:style>
    <style:style style:name="T37" style:family="text">
      <style:text-properties fo:font-size="15pt" fo:font-weight="bold" officeooo:rsid="000b147b" fo:background-color="#ffff00" loext:char-shading-value="0" style:font-size-asian="15pt" style:font-weight-asian="bold" style:font-size-complex="15pt" style:font-weight-complex="bol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inux Device Driver Tutorial Part 22 – Mutex in <text:tab/><text:tab/><text:tab/><text:tab/><text:tab/>Linux Kernel</text:h>
      <text:p text:style-name="Standard"/>
      <text:h text:style-name="P20" text:outline-level="1"><text:bookmark text:name="Introduction"/>Introduction</text:h>
      <text:p text:style-name="P1">Let us assume we have a car designed to accommodate only one person at any instance of time, while all the four doors of the car are open. But, if any more than one person tries to enter the car, a bomb will set off an explosion!(Quite a fancy car manufactured by <text:span text:style-name="T1">Technologics</text:span>!!) Now that four doors of the car are open, the car is vulnerable to explosion as anyone can enter through one of the four doors.</text:p>
      <text:p text:style-name="Standard"/>
      <text:p text:style-name="P3"><text:span text:style-name="T2">Now how we can solve this issue? Yes correct. We can provide a key for the car. </text:span><text:span text:style-name="T3">So, the person who wants to enter the car must have access to the key</text:span><text:span text:style-name="T2">. If they don’t have key, they have to wait until that key is available or they can do some other work instead of waiting for key.</text:span></text:p>
      <text:p text:style-name="Standard"/>
      <text:p text:style-name="Standard"/>
      <text:h text:style-name="P21" text:outline-level="2"><text:bookmark text:name="Example_Problems"/>Example Problems</text:h>
      <text:p text:style-name="P2">Let’s correlate the analogy above to what happens in our software. Let’s explore situations like these through examples.</text:p>
      <text:p text:style-name="Standard"/>
      <text:p text:style-name="Standard"><text:tab/><text:span text:style-name="T1">1. </text:span><text:span text:style-name="T7">You have one SPI connection. What if one thread wants to write <text:tab/> <text:tab/> <text:s text:c="3"/>something into that SPI device and another thread wants to read from <text:tab/> <text:s text:c="3"/>that SPI device at the same time?</text:span></text:p>
      <text:p text:style-name="Standard"/>
      <text:p text:style-name="Standard"><text:tab/><text:span text:style-name="T1">2. </text:span><text:span text:style-name="T7">You have one LED display. What if one thread is writing data at a <text:tab/> <text:tab/> <text:s text:c="2"/>different position of Display and another thread is writing different data <text:tab/> <text:s text:c="2"/>at a different position of Display at the same time?</text:span></text:p>
      <text:p text:style-name="Standard"/>
      <text:p text:style-name="Standard"><text:tab/><text:span text:style-name="T1">3. </text:span><text:span text:style-name="T7">You have one Linked List. What if one thread wants to insert something <text:tab/> <text:s text:c="2"/>into the list and another one wants to delete something in the same <text:tab/> <text:s text:c="2"/>Linked List at the same time?</text:span></text:p>
      <text:p text:style-name="Standard"/>
      <text:p text:style-name="Standard"/>
      <text:h text:style-name="P19" text:outline-level="1"><text:bookmark text:name="Race_Condition"/>Race Condition</text:h>
      <text:p text:style-name="P1">A race condition occurs when two or more threads can access shared data and they try to change it at the same time. Because the thread scheduling algorithm can swap between threads at any time, we don’t know the order in which the threads will attempt to access the shared data. Therefore, the result of the change in data is dependent on the thread scheduling algorithm, i.e. both threads are “racing” to access/change the data.</text:p>
      <text:p text:style-name="Standard"/>
      <text:p text:style-name="P1">To avoid the race conditions, we have many ways like Semaphore, Spinlock and Mutex. In this tutorial we will concentrate on Mutex.</text:p>
      <text:p text:style-name="Standard"/>
      <text:h text:style-name="P19" text:outline-level="1"><text:bookmark text:name="Mutex"/><text:soft-page-break/>Mutex</text:h>
      <text:p text:style-name="P3"><text:span text:style-name="T2">A </text:span><text:span text:style-name="Emphasis"><text:span text:style-name="T12">mutex</text:span></text:span><text:span text:style-name="Emphasis"><text:span text:style-name="T5"> </text:span></text:span><text:span text:style-name="T2">is a mutual exclusion lock. Only one thread can hold the lock.</text:span></text:p>
      <text:p text:style-name="Standard"/>
      <text:p text:style-name="P1">Mutex can be used to prevent the simultaneous execution of a block of code by multiple threads that are running in a single or multiple processes.</text:p>
      <text:p text:style-name="Standard"/>
      <text:p text:style-name="P2">Mutex is used as a synchronization primitive in situations where a resource has to be shared by multiple threads simultaneously.</text:p>
      <text:p text:style-name="Standard"/>
      <text:p text:style-name="P2">Mutex has ownership. The thread which locks a Mutex must also unlock it.</text:p>
      <text:p text:style-name="Standard"/>
      <text:p text:style-name="P3"><text:span text:style-name="T2">So whenever you are accessing a shared resource that time first we lock mutex and then access the shared resource. When </text:span><text:span text:style-name="T3">we are finished </text:span><text:span text:style-name="T2">with that shared resource then we unlock the Mutex.</text:span></text:p>
      <text:p text:style-name="Standard"/>
      <text:p text:style-name="Standard"/>
      <text:h text:style-name="P19" text:outline-level="1"><text:bookmark text:name="Mutex_in_Linux_Kernel"/>Mutex in Linux Kernel</text:h>
      <text:p text:style-name="P3"><text:span text:style-name="T2">Today most major operating systems employ multitasking. Multitasking is where multiple threads can execute in parallel and thereby utilizing the CPU in optimum way. </text:span><text:span text:style-name="T3">Even though, multitasking is useful</text:span><text:span text:style-name="T2">, if not implemented cautiously can lead to concurrency issues (Race condition), which can be very difficult to handle.</text:span></text:p>
      <text:p text:style-name="Standard"/>
      <text:p text:style-name="P2">The actual mutex type (minus debugging fields) is quite simple:</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8">1</text:p>
            <text:p text:style-name="P9">2</text:p>
            <text:p text:style-name="P8">3</text:p>
            <text:p text:style-name="P9">4</text:p>
            <text:p text:style-name="P8">5</text:p>
          </table:table-cell>
          <table:table-cell table:style-name="Table1.B1" office:value-type="string">
            <text:section text:style-name="Sect1" text:name="crayon-5bb7029aa55e8542534292-1">
              <text:p text:style-name="P10"><text:span text:style-name="T13">struct</text:span><text:span text:style-name="T15"> </text:span><text:span text:style-name="T17">mutex</text:span><text:span text:style-name="T15"> </text:span><text:span text:style-name="T19">{</text:span></text:p>
            </text:section>
            <text:section text:style-name="Sect2" text:name="crayon-5bb7029aa55e8542534292-2">
              <text:p text:style-name="P11"><text:span text:style-name="T16"><text:s text:c="3"/></text:span><text:span text:style-name="T18">atomic_t <text:s text:c="2"/></text:span><text:span text:style-name="T20">count;</text:span></text:p>
            </text:section>
            <text:section text:style-name="Sect1" text:name="crayon-5bb7029aa55e8542534292-3">
              <text:p text:style-name="P11"><text:span text:style-name="T16"><text:s text:c="3"/></text:span><text:span text:style-name="T18">spinlock_t <text:s/></text:span><text:span text:style-name="T20">wait_lock;</text:span></text:p>
            </text:section>
            <text:section text:style-name="Sect2" text:name="crayon-5bb7029aa55e8542534292-4">
              <text:p text:style-name="P11"><text:span text:style-name="T16"><text:s text:c="3"/></text:span><text:span text:style-name="T14">struct</text:span><text:span text:style-name="T16"> </text:span><text:span text:style-name="T18">list_head <text:s/></text:span><text:span text:style-name="T20">wait_list;</text:span></text:p>
            </text:section>
            <text:section text:style-name="Sect1" text:name="crayon-5bb7029aa55e8542534292-5">
              <text:p text:style-name="P12">};</text:p>
            </text:section>
          </table:table-cell>
        </table:table-row>
      </table:table>
      <text:p text:style-name="Standard"/>
      <text:p text:style-name="P7"><text:span text:style-name="T2">We will be using this structure for Mutex.Refer to </text:span><text:span text:style-name="Source_20_Text"><text:span text:style-name="T9">Linux/include/linux/mutex.h</text:span></text:span></text:p>
      <text:p text:style-name="Text_20_body"><text:line-break/><text:bookmark text:name="Initializing_Mutex"/><text:span text:style-name="T11">Initializing Mutex</text:span></text:p>
      <text:p text:style-name="P17">We can initialize Mutex in two ways</text:p>
      <text:p text:style-name="Standard"><text:tab/><text:span text:style-name="T21">1. </text:span><text:span text:style-name="T7">Static Method</text:span></text:p>
      <text:p text:style-name="Standard"><text:tab/><text:span text:style-name="T21">2. </text:span><text:span text:style-name="T7">Dynamic Method</text:span></text:p>
      <text:p text:style-name="Standard"/>
      <text:p text:style-name="Standard"/>
      <text:p text:style-name="Standard"/>
      <text:p text:style-name="Standard"/>
      <text:p text:style-name="Standard"/>
      <text:p text:style-name="Standard"/>
      <text:p text:style-name="Standard"/>
      <text:p text:style-name="Standard"/>
      <text:h text:style-name="P22" text:outline-level="3"><text:bookmark text:name="Static_Method"/><text:soft-page-break/>Static Method</text:h>
      <text:p text:style-name="P4"><text:span text:style-name="T2">This method will be useful </text:span><text:span text:style-name="T3">while using </text:span><text:span text:style-name="T2">global Mutex. This macro is defined below.</text:span></text:p>
      <text:p text:style-name="Standard"><text:tab/><text:tab/><text:tab/><text:tab/><text:tab/><text:span text:style-name="Strong_20_Emphasis"><text:span text:style-name="Source_20_Text"><text:span text:style-name="T10">DEFINE_MUTEX(name);</text:span></text:span></text:span></text:p>
      <text:p text:style-name="Standard"/>
      <text:p text:style-name="Standard"/>
      <text:h text:style-name="P22" text:outline-level="3"><text:bookmark text:name="Dynamic_Method"/>Dynamic Method</text:h>
      <text:p text:style-name="P2">This method will be useful for per-object mutexes, when mutex is just a field in a heap-allocated object.This macro is defined below.</text:p>
      <text:p text:style-name="Standard"/>
      <text:p text:style-name="Standard"><text:tab/><text:tab/><text:tab/><text:tab/><text:tab/><text:span text:style-name="Strong_20_Emphasis"><text:span text:style-name="Source_20_Text"><text:span text:style-name="T10">mutex_init(struct mutex *lock);</text:span></text:span></text:span></text:p>
      <text:p text:style-name="Standard"/>
      <text:p text:style-name="P4"><text:span text:style-name="Strong_20_Emphasis"><text:span text:style-name="T4">Argument:</text:span></text:span></text:p>
      <text:p text:style-name="Standard"/>
      <text:p text:style-name="P5"><text:span text:style-name="Source_20_Text"><text:span text:style-name="T9">struct mutex *lock </text:span></text:span><text:span text:style-name="T8">– </text:span><text:span text:style-name="T2">the mutex to be initialized.</text:span></text:p>
      <text:p text:style-name="P4"><text:span text:style-name="T2">This call</text:span><text:span text:style-name="Emphasis"><text:span text:style-name="T6"> </text:span></text:span><text:span text:style-name="Emphasis"><text:span text:style-name="T12">initializes</text:span></text:span><text:span text:style-name="Emphasis"><text:span text:style-name="T5"> </text:span></text:span><text:span text:style-name="T2">already allocated mutex.Initialize the mutex to unlocked state.</text:span></text:p>
      <text:p text:style-name="P6"/>
      <text:p text:style-name="P6">It is not allowed to initialize an already locked mutex.</text:p>
      <text:p text:style-name="P6"/>
      <text:h text:style-name="P15" text:outline-level="4"><text:bookmark text:name="Example"/>Example</text:h>
      <text:p text:style-name="P6"/>
      <text:p text:style-name="P6"/>
      <table:table table:name="Table2" table:style-name="Table2">
        <table:table-column table:style-name="Table2.A"/>
        <table:table-column table:style-name="Table2.B"/>
        <table:table-row>
          <table:table-cell table:style-name="Table2.A1" office:value-type="string">
            <text:p text:style-name="P8">1</text:p>
            <text:p text:style-name="P9">2</text:p>
          </table:table-cell>
          <table:table-cell table:style-name="Table2.B1" office:value-type="string">
            <text:section text:style-name="Sect1" text:name="crayon-5bb7029aa55f2599558820-1">
              <text:p text:style-name="P10"><text:span text:style-name="T13">struct</text:span><text:span text:style-name="T15"> </text:span><text:span text:style-name="T17">mutex </text:span><text:span text:style-name="T19">etx_mutex;</text:span></text:p>
            </text:section>
            <text:section text:style-name="Sect2" text:name="crayon-5bb7029aa55f2599558820-2">
              <text:p text:style-name="P10"><text:span text:style-name="T17">mutex_init</text:span><text:span text:style-name="T19">(&amp;etx_mutex);</text:span></text:p>
            </text:section>
          </table:table-cell>
        </table:table-row>
      </table:table>
      <text:p text:style-name="P6"/>
      <text:p text:style-name="P6"/>
      <text:h text:style-name="P14" text:outline-level="2"><text:bookmark text:name="Mutex_Lock"/>Mutex Lock</text:h>
      <text:p text:style-name="P13"/>
      <text:p text:style-name="P6">Once a mutex has been initialized, it can be locked by any one of them explained below.</text:p>
      <text:p text:style-name="P6"/>
      <text:h text:style-name="P16" text:outline-level="3"><text:bookmark text:name="mutex_lock"/>mutex_lock</text:h>
      <text:p text:style-name="P6"/>
      <text:p text:style-name="P4"><text:span text:style-name="T2">This is used to lock/acquire the mutex exclusively for </text:span><text:span text:style-name="T3">the current </text:span><text:span text:style-name="T2">task. If the mutex is not available, </text:span><text:span text:style-name="T3">the current task </text:span><text:span text:style-name="T2">will sleep until it </text:span><text:span text:style-name="T3">acquires the Mutex</text:span><text:span text:style-name="T2">.</text:span></text:p>
      <text:p text:style-name="P6"/>
      <text:p text:style-name="P4"><text:span text:style-name="T2">The mutex must later on be released by the same task that acquired it. Recursive locking is not allowed. The task may not exit without first unlocking the mutex. Also, kernel memory where the mutex resides must not be freed with the mutex still locked. The mutex must first be initialized (or statically defined) before it can be locked. </text:span><text:span text:style-name="Source_20_Text"><text:span text:style-name="T9">memset</text:span></text:span><text:span text:style-name="T2">-ing the mutex to 0 is not allowed.</text:span></text:p>
      <text:p text:style-name="P6"/>
      <text:p text:style-name="P4"><text:span text:style-name="T2"><text:tab/><text:tab/><text:tab/><text:tab/></text:span><text:span text:style-name="Strong_20_Emphasis"><text:span text:style-name="Source_20_Text"><text:span text:style-name="T10">void mutex_lock(struct mutex *lock);</text:span></text:span></text:span></text:p>
      <text:p text:style-name="P6"/>
      <text:p text:style-name="P4"><text:span text:style-name="Strong_20_Emphasis"><text:span text:style-name="T4">Argument:</text:span></text:span></text:p>
      <text:p text:style-name="P6"/>
      <text:p text:style-name="P4"><text:span text:style-name="Source_20_Text"><text:span text:style-name="T9">struct mutex *lock </text:span></text:span><text:span text:style-name="T2">– the mutex to be acquired</text:span></text:p>
      <text:p text:style-name="P6"/>
      <text:h text:style-name="P16" text:outline-level="3"><text:bookmark text:name="mutex_lock_interruptible"/><text:soft-page-break/>mutex_lock_interruptible</text:h>
      <text:p text:style-name="P6"/>
      <text:p text:style-name="P6">This will try to acquire the mutex, without waiting (will attempt to obtain the lock, but will not sleep). Returns 1 if the mutex has been acquired successfully, and 0 on contention.</text:p>
      <text:p text:style-name="P6"/>
      <text:p text:style-name="P4"><text:span text:style-name="T2"><text:tab/><text:tab/><text:tab/></text:span><text:span text:style-name="Strong_20_Emphasis"><text:span text:style-name="Source_20_Text"><text:span text:style-name="T10">int mutex_lock_interruptible(struct mutex *lock);</text:span></text:span></text:span></text:p>
      <text:p text:style-name="P6"/>
      <text:p text:style-name="P4"><text:span text:style-name="Strong_20_Emphasis"><text:span text:style-name="T4">Argument:</text:span></text:span></text:p>
      <text:p text:style-name="P6"/>
      <text:p text:style-name="P4"><text:span text:style-name="Source_20_Text"><text:span text:style-name="T9">struct mutex *lock </text:span></text:span><text:span text:style-name="T2">– the mutex to be acquired<text:tab/></text:span></text:p>
      <text:p text:style-name="P6"/>
      <text:p text:style-name="P6"><text:span text:style-name="T22">T</text:span>his function must not be used in interrupt context. The mutex must be released by the same task that acquired it.</text:p>
      <text:p text:style-name="P6"/>
      <text:p text:style-name="P6"/>
      <text:h text:style-name="P25" text:outline-level="2"><text:bookmark text:name="Mutex_Unlock"/>Mutex Unlock</text:h>
      <text:p text:style-name="P6"/>
      <text:p text:style-name="P6">This is used to unlock/release a mutex that has been locked by a task <text:s/>previously.</text:p>
      <text:p text:style-name="P6"/>
      <text:p text:style-name="P6">This function must not be used in interrupt context. Unlocking of a not locked mutex is not allowed.</text:p>
      <text:p text:style-name="P6"/>
      <text:p text:style-name="P6"><text:span text:style-name="Strong_20_Emphasis"><text:span text:style-name="Source_20_Text"><text:span text:style-name="T24"><text:tab/><text:tab/><text:tab/></text:span></text:span></text:span><text:span text:style-name="Strong_20_Emphasis"><text:span text:style-name="Source_20_Text"><text:span text:style-name="T26">void mutex_unlock(struct mutex *lock);</text:span></text:span></text:span></text:p>
      <text:p text:style-name="P6"/>
      <text:p text:style-name="P6"><text:span text:style-name="Strong_20_Emphasis"><text:span text:style-name="T31">Argument:</text:span></text:span></text:p>
      <text:p text:style-name="P6"/>
      <text:p text:style-name="P4"><text:span text:style-name="T2"><text:tab/></text:span><text:span text:style-name="Source_20_Text"><text:span text:style-name="T9">struct mutex *lock </text:span></text:span><text:span text:style-name="T8">– </text:span><text:span text:style-name="T2">the mutex to be released</text:span></text:p>
      <text:p text:style-name="P6"/>
      <text:h text:style-name="P25" text:outline-level="2"/>
      <text:h text:style-name="P25" text:outline-level="2"/>
      <text:h text:style-name="P25" text:outline-level="2"><text:bookmark text:name="Mutex_Status"/>Mutex Status</text:h>
      <text:p text:style-name="P6"/>
      <text:p text:style-name="P6">This function is used to check whether mutex has been locked or not.</text:p>
      <text:p text:style-name="P6"/>
      <text:p text:style-name="P6"><text:tab/><text:tab/><text:tab/><text:span text:style-name="T27">int mutex_is_locked(struct mutex *lock);</text:span></text:p>
      <text:p text:style-name="P6"/>
      <text:p text:style-name="P6"><text:span text:style-name="Strong_20_Emphasis"><text:span text:style-name="T31">Argument:</text:span></text:span></text:p>
      <text:p text:style-name="P6"/>
      <text:p text:style-name="P6"><text:span text:style-name="Source_20_Text"><text:span text:style-name="T30">struct mutex *lock </text:span></text:span>– the mutex to check the status.</text:p>
      <text:p text:style-name="P6"/>
      <text:p text:style-name="P6"><text:span text:style-name="Strong_20_Emphasis"><text:span text:style-name="T31">Returns </text:span></text:span>1 if the mutex is locked, 0 if unlocked.</text:p>
      <text:p text:style-name="P6"/>
      <text:p text:style-name="P6"/>
      <text:p text:style-name="P6"/>
      <text:p text:style-name="P6"/>
      <text:p text:style-name="P6"/>
      <text:p text:style-name="P6"/>
      <text:p text:style-name="P6"/>
      <text:p text:style-name="P6"/>
      <text:h text:style-name="P25" text:outline-level="2"><text:bookmark text:name="Driver_Source_Code"/><text:soft-page-break/>Driver Source Code</text:h>
      <text:p text:style-name="P6"/>
      <text:p text:style-name="P6"><text:span text:style-name="T33">This code snippet explains how </text:span>to create two threads <text:span text:style-name="T33">that accesses a </text:span>global variable (<text:span text:style-name="Source_20_Text"><text:span text:style-name="T30">etx_gloabl_variable</text:span></text:span>). So before accessing the variable, it should lock the mutex. After that it will release the mutex.</text:p>
      <text:p text:style-name="P6"/>
      <text:p text:style-name="P6"><text:tab/><text:tab/><text:tab/><text:tab/><text:tab/><text:tab/><text:span text:style-name="T37">mutex.c</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ltonian Tattoo" svg:font-family="'Miltonian Tattoo', sans-serif"/>
    <style:font-face style:name="inherit" svg:font-family="inherit"/>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2:23:23.176991982</meta:creation-date>
    <dc:date>2018-10-09T15:08:01.305389658</dc:date>
    <meta:editing-duration>PT19M15S</meta:editing-duration>
    <meta:editing-cycles>3</meta:editing-cycles>
    <meta:generator>LibreOffice/5.1.6.2$Linux_X86_64 LibreOffice_project/10m0$Build-2</meta:generator>
    <meta:document-statistic meta:table-count="2" meta:image-count="0" meta:object-count="0" meta:page-count="5" meta:paragraph-count="80" meta:word-count="975" meta:character-count="5793" meta:non-whitespace-character-count="4806"/>
  </office:meta>
</office:document-meta>
</file>